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gr6" style:family="graphic">
      <style:graphic-properties style:protect="size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cccccc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cccccc" fo:font-family="Arial" style:font-style-name="Standaard" style:font-family-generic="swiss" style:font-family-asian="Arial" style:font-style-name-asian="Standaard" style:font-family-generic-asian="swiss" style:font-family-complex="Arial" style:font-style-name-complex="Standaard" style:font-family-generic-complex="swiss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ard" presentation:presentation-page-layout-name="AL1T0">
        <draw:line draw:style-name="gr1" draw:text-style-name="P1" draw:layer="layout" svg:x1="14cm" svg:y1="2.2cm" svg:x2="14cm" svg:y2="10.7cm">
          <text:p/>
        </draw:line>
        <draw:line draw:style-name="gr1" draw:text-style-name="P1" draw:layer="layout" svg:x1="6.638cm" svg:y1="14.95cm" svg:x2="13.999cm" svg:y2="10.7cm">
          <text:p/>
        </draw:line>
        <draw:line draw:style-name="gr1" draw:text-style-name="P1" draw:layer="layout" svg:x1="21.361cm" svg:y1="14.95cm" svg:x2="14cm" svg:y2="10.7cm">
          <text:p/>
        </draw:line>
        <draw:line draw:style-name="gr1" draw:text-style-name="P1" draw:layer="layout" svg:x1="6.714cm" svg:y1="15.078cm" svg:x2="14cm" svg:y2="10.7cm">
          <text:p/>
        </draw:line>
        <draw:line draw:style-name="gr1" draw:text-style-name="P1" draw:layer="layout" svg:x1="6.566cm" svg:y1="14.821cm" svg:x2="14cm" svg:y2="10.7cm">
          <text:p/>
        </draw:line>
        <draw:line draw:style-name="gr1" draw:text-style-name="P1" draw:layer="layout" svg:x1="21.434cm" svg:y1="14.821cm" svg:x2="14cm" svg:y2="10.7cm">
          <text:p/>
        </draw:line>
        <draw:line draw:style-name="gr1" draw:text-style-name="P1" draw:layer="layout" svg:x1="21.286cm" svg:y1="15.078cm" svg:x2="14cm" svg:y2="10.7cm">
          <text:p/>
        </draw:line>
        <draw:line draw:style-name="gr1" draw:text-style-name="P1" draw:layer="layout" svg:x1="21.208cm" svg:y1="15.2cm" svg:x2="14cm" svg:y2="10.696cm">
          <text:p/>
        </draw:line>
        <draw:line draw:style-name="gr1" draw:text-style-name="P1" draw:layer="layout" svg:x1="21.505cm" svg:y1="14.691cm" svg:x2="14cm" svg:y2="10.7cm">
          <text:p/>
        </draw:line>
        <draw:line draw:style-name="gr1" draw:text-style-name="P1" draw:layer="layout" svg:x1="6.792cm" svg:y1="15.2cm" svg:x2="14cm" svg:y2="10.696cm">
          <text:p/>
        </draw:line>
        <draw:line draw:style-name="gr1" draw:text-style-name="P1" draw:layer="layout" svg:x1="6.494cm" svg:y1="14.687cm" svg:x2="13.999cm" svg:y2="10.696cm">
          <text:p/>
        </draw:line>
        <draw:frame draw:style-name="gr2" draw:text-style-name="P2" draw:layer="layout" svg:width="1.2cm" svg:height="2.431cm" svg:x="5.2cm" svg:y="14cm">
          <draw:text-box>
            <text:p><text:span text:style-name="T1">118 119 120 121 122</text:span></text:p>
          </draw:text-box>
        </draw:frame>
        <draw:frame draw:style-name="gr2" draw:text-style-name="P2" draw:layer="layout" svg:width="1.2cm" svg:height="2.431cm" svg:x="22cm" svg:y="13.969cm">
          <draw:text-box>
            <text:p><text:span text:style-name="T1">118 119 120 121 122</text:span></text:p>
          </draw:text-box>
        </draw:frame>
        <draw:frame draw:style-name="gr2" draw:text-style-name="P4" draw:layer="layout" svg:width="10.4cm" svg:height="2.431cm" svg:x="1.8cm" svg:y="5cm">
          <draw:text-box>
            <text:p text:style-name="P3"><text:span text:style-name="T1">Blocks:</text:span></text:p>
            <text:list text:style-name="L1">
              <text:list-item>
                <text:p text:style-name="P3"><text:span text:style-name="T1">50mm inside</text:span></text:p>
              </text:list-item>
              <text:list-item>
                <text:p text:style-name="P3"><text:span text:style-name="T1">60mm outside</text:span></text:p>
              </text:list-item>
              <text:list-item>
                <text:p text:style-name="P3"><text:span text:style-name="T1">5mm height</text:span></text:p>
              </text:list-item>
            </text:list>
          </draw:text-box>
        </draw:frame>
        <draw:rect draw:style-name="gr3" draw:text-style-name="P5" draw:layer="layout" svg:width="3.2cm" svg:height="1cm" svg:x="2.2cm" svg:y="11.2cm">
          <text:p text:style-name="P1"><text:span text:style-name="T2">120º</text:span></text:p>
        </draw:rect>
        <draw:rect draw:style-name="gr3" draw:text-style-name="P5" draw:layer="layout" svg:width="3.2cm" svg:height="1cm" svg:x="22.6cm" svg:y="11.2cm">
          <text:p text:style-name="P1"><text:span text:style-name="T2">120º</text:span></text:p>
        </draw:rect>
        <draw:rect draw:style-name="gr3" draw:text-style-name="P5" draw:layer="layout" svg:width="3.2cm" svg:height="1cm" svg:x="10.2cm" svg:y="5.6cm">
          <text:p text:style-name="P1"><text:span text:style-name="T2">60mm</text:span></text:p>
        </draw:rect>
        <draw:rect draw:style-name="gr3" draw:text-style-name="P5" draw:layer="layout" svg:width="3.2cm" svg:height="1cm" svg:x="17.8cm" svg:y="11.2cm">
          <text:p text:style-name="P1"><text:span text:style-name="T2">60mm</text:span></text:p>
        </draw:rect>
        <draw:rect draw:style-name="gr3" draw:text-style-name="P5" draw:layer="layout" svg:width="3.2cm" svg:height="1cm" svg:x="7.4cm" svg:y="11.2cm">
          <text:p text:style-name="P1"><text:span text:style-name="T2">60mm</text:span></text:p>
        </draw:rect>
        <draw:frame draw:style-name="gr4" draw:text-style-name="P6" draw:layer="layout" svg:width="1.2cm" svg:height="0.983cm" svg:x="4.2cm" svg:y="14.617cm">
          <draw:text-box>
            <text:p><text:span text:style-name="T3">X</text:span></text:p>
          </draw:text-box>
        </draw:frame>
        <draw:frame draw:style-name="gr4" draw:text-style-name="P6" draw:layer="layout" svg:width="1.2cm" svg:height="0.983cm" svg:x="23.081cm" svg:y="14.6cm">
          <draw:text-box>
            <text:p><text:span text:style-name="T3">Y</text:span></text:p>
          </draw:text-box>
        </draw:frame>
        <draw:frame draw:style-name="gr4" draw:text-style-name="P6" draw:layer="layout" svg:width="1.2cm" svg:height="0.983cm" svg:x="13.6cm" svg:y="1.217cm">
          <draw:text-box>
            <text:p><text:span text:style-name="T3">Z</text:span></text:p>
          </draw:text-box>
        </draw:frame>
        <draw:frame draw:style-name="gr2" draw:text-style-name="P4" draw:layer="layout" svg:width="12.4cm" svg:height="2.431cm" svg:x="1.6cm" svg:y="1.805cm">
          <draw:text-box>
            <text:p text:style-name="P3"><text:span text:style-name="T1">Delta printer tower angle &amp; individual diagonal rod calibration object</text:span></text:p>
            <text:p text:style-name="P3"><text:span text:style-name="T1"/></text:p>
            <text:p text:style-name="P3"><text:span text:style-name="T1">Calibration instructions on:</text:span></text:p>
            <text:p text:style-name="P3"><text:span text:style-name="T1"/></text:p>
            <text:p text:style-name="P3"><text:span text:style-name="T1">http://www.thingiverse.com/thing:745523</text:span></text:p>
          </draw:text-box>
        </draw:frame>
        <draw:frame draw:style-name="gr5" draw:text-style-name="P4" draw:layer="layout" svg:width="10.4cm" svg:height="8cm" svg:x="15.8cm" svg:y="1.8cm">
          <draw:text-box>
            <text:p text:style-name="P3"><text:span text:style-name="T1">Steps</text:span></text:p>
            <text:list text:style-name="L2">
              <text:list-item>
                <text:p text:style-name="P3"><text:span text:style-name="T1">Print the calibration object</text:span><text:span text:style-name="T1"><text:line-break/></text:span><text:span text:style-name="T1">slow 30mm/s, layer height 0.2mm, infill 30%</text:span></text:p>
              </text:list-item>
              <text:list-item>
                <text:p text:style-name="P3"><text:span text:style-name="T1">Remove object when print bed is completely cool</text:span></text:p>
              </text:list-item>
              <text:list-item>
                <text:p text:style-name="P3"><text:span text:style-name="T1">Align the Z axis of the object with the Z axis on this sheet and center the object</text:span></text:p>
              </text:list-item>
              <text:list-item>
                <text:p text:style-name="P3"><text:span text:style-name="T1">Determine angles between Z-Y and Z-X</text:span></text:p>
              </text:list-item>
              <text:list-item>
                <text:p text:style-name="P3"><text:span text:style-name="T1">Measure distance between the block outside for each axis</text:span></text:p>
              </text:list-item>
              <text:list-item>
                <text:p text:style-name="P3"><text:span text:style-name="T1">Follow instructions on thingiverse to calibrate the tower position error and individual diagonal rod length error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19T23:00:37.59</meta:creation-date>
    <meta:editing-duration>PT43M18S</meta:editing-duration>
    <meta:editing-cycles>5</meta:editing-cycles>
    <dc:date>2015-07-19T23:49:13.10</dc:date>
    <meta:generator>OpenOffice/4.1.1$Win32 OpenOffice.org_project/411m6$Build-9775</meta:generator>
    <meta:print-date>2015-07-19T23:24:56.08</meta:print-date>
    <meta:document-statistic meta:object-count="47"/>
  </office:meta>
</office:document-meta>
</file>